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74000000E306D19CCAE3460C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8.2in" table:align="margins"/>
    </style:style>
    <style:style style:name="Table2.A" style:family="table-column">
      <style:table-column-properties style:column-width="8.2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8.1236in" style:rel-width="100%" fo:margin-left="0in" table:align="left"/>
    </style:style>
    <style:style style:name="Table3.A" style:family="table-column">
      <style:table-column-properties style:column-width="0.8083in" style:rel-column-width="1064*"/>
    </style:style>
    <style:style style:name="Table3.B" style:family="table-column">
      <style:table-column-properties style:column-width="0.809in" style:rel-column-width="1065*"/>
    </style:style>
    <style:style style:name="Table3.E" style:family="table-column">
      <style:table-column-properties style:column-width="0.8104in" style:rel-column-width="1066*"/>
    </style:style>
    <style:style style:name="Table3.J" style:family="table-column">
      <style:table-column-properties style:column-width="0.841in" style:rel-column-width="1107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8.0472in" table:align="margins"/>
    </style:style>
    <style:style style:name="Table1.A" style:family="table-column">
      <style:table-column-properties style:column-width="4.0236in" style:rel-column-width="32765*"/>
    </style:style>
    <style:style style:name="Table1.B" style:family="table-column">
      <style:table-column-properties style:column-width="0.8049in" style:rel-column-width="6553*"/>
    </style:style>
    <style:style style:name="Table1.F" style:family="table-column">
      <style:table-column-properties style:column-width="0.8056in" style:rel-column-width="6558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8.2in" table:align="margins"/>
    </style:style>
    <style:style style:name="Table6.A" style:family="table-column">
      <style:table-column-properties style:column-width="0.8194in" style:rel-column-width="6549*"/>
    </style:style>
    <style:style style:name="Table6.B" style:family="table-column">
      <style:table-column-properties style:column-width="0.8201in" style:rel-column-width="6554*"/>
    </style:style>
    <style:style style:name="Table6.D" style:family="table-column">
      <style:table-column-properties style:column-width="1.6396in" style:rel-column-width="13103*"/>
    </style:style>
    <style:style style:name="Table6.I" style:family="table-column">
      <style:table-column-properties style:column-width="0.8222in" style:rel-column-width="656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none" fo:border-top="0.05pt solid #000000" fo:border-bottom="0.05pt solid #000000"/>
    </style:style>
    <style:style style:name="Table6.I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Table_20_Contents">
      <style:text-properties fo:font-size="9pt" officeooo:paragraph-rsid="00328a4a" style:font-size-asian="9pt" style:font-size-complex="9pt"/>
    </style:style>
    <style:style style:name="P2" style:family="paragraph" style:parent-style-name="Standard">
      <style:text-properties officeooo:paragraph-rsid="00412abe"/>
    </style:style>
    <style:style style:name="P3" style:family="paragraph" style:parent-style-name="Standard">
      <style:text-properties officeooo:paragraph-rsid="0084a181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9fb49" officeooo:paragraph-rsid="00412ab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ans" fo:font-size="10pt" officeooo:paragraph-rsid="00412abe" style:font-size-asian="10pt" style:font-size-complex="10pt"/>
    </style:style>
    <style:style style:name="P6" style:family="paragraph" style:parent-style-name="Table_20_Contents">
      <style:text-properties style:font-name="Liberation Sans" fo:font-size="9pt" fo:font-weight="bold" officeooo:rsid="003bb094" officeooo:paragraph-rsid="00412abe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Liberation Sans" fo:font-size="9pt" fo:font-weight="bold" officeooo:rsid="000e4662" officeooo:paragraph-rsid="00412abe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Liberation Sans" fo:font-size="9pt" fo:font-weight="bold" officeooo:rsid="007ecb3a" officeooo:paragraph-rsid="007ecb3a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9pt" officeooo:paragraph-rsid="00412abe" style:font-size-asian="9pt" style:font-size-complex="9pt"/>
    </style:style>
    <style:style style:name="P10" style:family="paragraph" style:parent-style-name="Table_20_Contents"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00f62e9" officeooo:paragraph-rsid="0084a181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fo:font-weight="bold" officeooo:rsid="000f62e9" officeooo:paragraph-rsid="0084a181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Liberation Sans" fo:font-size="8pt" fo:font-weight="bold" officeooo:rsid="0052da7f" officeooo:paragraph-rsid="0052da7f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Liberation Sans" fo:font-size="8pt" fo:font-weight="bold" officeooo:rsid="0033f1bf" officeooo:paragraph-rsid="0033f1bf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Sans" fo:font-size="8pt" fo:font-weight="bold" officeooo:paragraph-rsid="0084a181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Liberation Sans" fo:font-size="8pt" style:font-size-asian="8pt" style:font-size-complex="8pt"/>
    </style:style>
    <style:style style:name="P19" style:family="paragraph" style:parent-style-name="Table_20_Contents">
      <style:text-properties style:font-name="Liberation Sans" fo:font-size="8pt" officeooo:paragraph-rsid="00328a4a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4a2c3c" officeooo:paragraph-rsid="0054b586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33f1bf" officeooo:paragraph-rsid="0054b586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3f1bf" officeooo:paragraph-rsid="0033f1bf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474c30" officeooo:paragraph-rsid="00474c30" style:font-size-asian="8pt" style:font-size-complex="8pt"/>
    </style:style>
    <style:style style:name="P25" style:family="paragraph" style:parent-style-name="Table_20_Contents">
      <style:text-properties style:font-name="Liberation Sans" fo:font-size="8pt" officeooo:rsid="004d56d7" officeooo:paragraph-rsid="0033f1bf" style:font-size-asian="8pt" style:font-size-complex="8pt"/>
    </style:style>
    <style:style style:name="P26" style:family="paragraph" style:parent-style-name="Table_20_Contents">
      <style:text-properties style:font-name="Liberation Sans" fo:font-size="8pt" officeooo:paragraph-rsid="0084a181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Liberation Sans" fo:font-size="8pt" officeooo:rsid="007a6db6" officeooo:paragraph-rsid="0084a181" style:font-size-asian="8pt" style:font-size-complex="8pt"/>
    </style:style>
    <style:style style:name="T1" style:family="text">
      <style:text-properties officeooo:rsid="003bb094"/>
    </style:style>
    <style:style style:name="T2" style:family="text">
      <style:text-properties officeooo:rsid="00820464"/>
    </style:style>
    <style:style style:name="T3" style:family="text">
      <style:text-properties officeooo:rsid="00786f82"/>
    </style:style>
    <style:style style:name="T4" style:family="text">
      <style:text-properties officeooo:rsid="006863b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86f3ef"/>
    </style:style>
    <style:style style:name="T7" style:family="text">
      <style:text-properties officeooo:rsid="00870c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p in lines(data['form'])[0]['lista_facturas']&quot;&gt;">for p</text:text-input></text:p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 table:number-columns-repeated="2"/>
              <table:table-column table:style-name="Table3.A"/>
              <table:table-column table:style-name="Table3.E"/>
              <table:table-column table:style-name="Table3.B"/>
              <table:table-column table:style-name="Table3.A"/>
              <table:table-column table:style-name="Table3.B" table:number-columns-repeated="2"/>
              <table:table-column table:style-name="Table3.J"/>
              <table:table-row>
                <table:table-cell table:style-name="Table3.A1" office:value-type="string">
                  <text:p text:style-name="P15"><text:text-input text:description="&lt;p['factura']&gt;">factura</text:text-input></text:p>
                </table:table-cell>
                <table:table-cell table:style-name="Table3.A1" office:value-type="string">
                  <text:p text:style-name="P18"><text:text-input text:description="&lt;p['fechafactura']&gt;">fechafactura</text:text-input></text:p>
                </table:table-cell>
                <table:table-cell table:style-name="Table3.A1" office:value-type="string">
                  <text:p text:style-name="P18"><text:text-input text:description="&lt;p['vencimiento']&gt;">fecha vencimiento</text:text-input></text:p>
                </table:table-cell>
                <table:table-cell table:style-name="Table3.A1" office:value-type="string">
                  <text:p text:style-name="P18"><text:text-input text:description="&lt;p['tipopago']&gt;">tipo pago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16"><text:span text:style-name="T6">$</text:span><text:text-input text:description="&lt;formatLang(p['totalfactura'])&gt;">total</text:text-input></text:p>
                </table:table-cell>
                <table:table-cell table:style-name="Table3.A1" office:value-type="string">
                  <text:p text:style-name="P16"><text:span text:style-name="T7">$</text:span><text:span text:style-name="T7"><text:text-input text:description="&lt;formatLang(p['abonos'])&gt;">abonos</text:text-input></text:span></text:p>
                </table:table-cell>
                <table:table-cell table:style-name="Table3.A1" office:value-type="string">
                  <text:p text:style-name="P16"><text:span text:style-name="T7">$</text:span><text:text-input text:description="&lt;formatLang(p['saldoactual'])&gt;">saldo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18"/>
                </table:table-cell>
              </table:table-row>
              <table:table-row>
                <table:table-cell table:style-name="Table3.A1" table:number-columns-spanned="10" office:value-type="string">
                  <text:p text:style-name="P20"><text:text-input text:description="&lt;for each=&quot;l in p['lineas']&quot;&gt;">for l lineas</text:text-input></text:p>
                  <table:table table:name="Table1" table:style-name="Table1">
                    <table:table-column table:style-name="Table1.A"/>
                    <table:table-column table:style-name="Table1.B" table:number-columns-repeated="4"/>
                    <table:table-column table:style-name="Table1.F"/>
                    <table:table-row>
                      <table:table-cell table:style-name="Table1.A1" office:value-type="string">
                        <text:p text:style-name="P21"><text:span text:style-name="T5"><text:text-input text:description="&lt;l['linea']&gt;">Linea</text:text-input></text:span></text:p>
                      </table:table-cell>
                      <table:table-cell table:style-name="Table1.A1" office:value-type="string">
                        <text:p text:style-name="P23"><text:span text:style-name="T7">$</text:span><text:text-input text:description=""/><text:span text:style-name="T5"><text:text-input text:description="&lt;formatLang(l['suma'])&gt;">suma linea</text:text-input></text:span></text:p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</table:table-row>
                    <table:table-row>
                      <table:table-cell table:style-name="Table1.A1" office:value-type="string">
                        <text:p text:style-name="P22"><text:s/><text:text-input text:description="&lt;for each=&quot;d in l['detalles']&quot;&gt;">for d detalles linea</text:text-input></text:p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</table:table-row>
                    <table:table-row>
                      <table:table-cell table:style-name="Table1.A1" office:value-type="string">
                        <text:p text:style-name="P24"><text:text-input text:description=""/> <text:s text:c="3"/><text:text-input text:description="&lt;d['producto']&gt;">producto</text:text-input></text:p>
                      </table:table-cell>
                      <table:table-cell table:style-name="Table1.A1" office:value-type="string">
                        <text:p text:style-name="P23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23"><text:text-input text:description="&lt;formatLang(d['cantidad'])&gt;">cantidad</text:text-input><text:text-input text:description=""/></text:p>
                      </table:table-cell>
                      <table:table-cell table:style-name="Table1.A1" office:value-type="string">
                        <text:p text:style-name="P23"><text:span text:style-name="T7">$</text:span><text:text-input text:description="&lt;formatLang(d['preciounit'])&gt;">precio unitario</text:text-input></text:p>
                      </table:table-cell>
                      <table:table-cell table:style-name="Table1.A1" office:value-type="string">
                        <text:p text:style-name="P23"><text:span text:style-name="T7">$</text:span><text:text-input text:description="&lt;formatLang(d['importe_producto'])&gt;">importe producto</text:text-input></text:p>
                      </table:table-cell>
                    </table:table-row>
                    <table:table-row>
                      <table:table-cell table:style-name="Table1.A1" office:value-type="string">
                        <text:p text:style-name="P22"><text:s/><text:text-input text:description="&lt;/for&gt;">end for d l</text:text-input></text:p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18"/>
                      </table:table-cell>
                    </table:table-row>
                  </table:table>
                  <text:p text:style-name="P25"><text:text-input text:description="&lt;/for&gt;">end for l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B"/>
        <table:table-column table:style-name="Table6.A"/>
        <table:table-column table:style-name="Table6.B" table:number-columns-repeated="2"/>
        <table:table-column table:style-name="Table6.I"/>
        <table:table-row>
          <table:table-cell table:style-name="Table6.A1" office:value-type="string">
            <text:p text:style-name="P26"/>
          </table:table-cell>
          <table:table-cell table:style-name="Table6.B1" office:value-type="string">
            <text:p text:style-name="P26"/>
          </table:table-cell>
          <table:table-cell table:style-name="Table6.B1" office:value-type="string">
            <text:p text:style-name="P26"/>
          </table:table-cell>
          <table:table-cell table:style-name="Table6.B1" office:value-type="string">
            <text:p text:style-name="P27">Total General: </text:p>
          </table:table-cell>
          <table:table-cell table:style-name="Table6.B1" office:value-type="string">
            <text:p text:style-name="P17"><text:span text:style-name="T7">$</text:span><text:text-input text:description="&lt;formatLang(lines(data['form'])[0]['sumaFactura'])&gt;">suma factura</text:text-input></text:p>
          </table:table-cell>
          <table:table-cell table:style-name="Table6.B1" office:value-type="string">
            <text:p text:style-name="P17"><text:span text:style-name="T7">$</text:span><text:text-input text:description="&lt;formatLang(lines(data['form'])[0]['sumaAbonos'])&gt;">suma abonos</text:text-input></text:p>
          </table:table-cell>
          <table:table-cell table:style-name="Table6.B1" office:value-type="string">
            <text:p text:style-name="P12"><text:span text:style-name="T7">$</text:span><text:text-input text:description="&lt;formatLang(lines(data['form'])[0]['sumaSaldo'])&gt;">suma saldo</text:text-input></text:p>
          </table:table-cell>
          <table:table-cell table:style-name="Table6.B1" office:value-type="string">
            <text:p text:style-name="P13"/>
          </table:table-cell>
          <table:table-cell table:style-name="Table6.I1" office:value-type="string">
            <text:p text:style-name="P1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8.2in" table:align="margins"/>
    </style:style>
    <style:style style:name="Table4.A" style:family="table-column">
      <style:table-column-properties style:column-width="2.0021in" style:rel-column-width="16000*"/>
    </style:style>
    <style:style style:name="Table4.B" style:family="table-column">
      <style:table-column-properties style:column-width="4.4965in" style:rel-column-width="35936*"/>
    </style:style>
    <style:style style:name="Table4.C" style:family="table-column">
      <style:table-column-properties style:column-width="1.7014in" style:rel-column-width="13599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7646in"/>
    </style:style>
    <style:style style:name="Table5" style:family="table">
      <style:table-properties style:width="8.2in" table:align="margins"/>
    </style:style>
    <style:style style:name="Table5.A" style:family="table-column">
      <style:table-column-properties style:column-width="0.8201in" style:rel-column-width="6553*"/>
    </style:style>
    <style:style style:name="Table5.J" style:family="table-column">
      <style:table-column-properties style:column-width="0.8208in" style:rel-column-width="655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4042in"/>
    </style:style>
    <style:style style:name="Table5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9fb49" officeooo:paragraph-rsid="00412abe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style:font-name="Liberation Sans" fo:font-size="10pt" officeooo:paragraph-rsid="00412abe" style:font-size-asian="10pt" style:font-size-complex="10pt"/>
    </style:style>
    <style:style style:name="MP3" style:family="paragraph" style:parent-style-name="Table_20_Contents">
      <style:text-properties style:font-name="Liberation Sans" fo:font-size="9pt" fo:font-weight="bold" officeooo:rsid="003bb094" officeooo:paragraph-rsid="00412abe" style:font-size-asian="9pt" style:font-weight-asian="bold" style:font-size-complex="9pt" style:font-weight-complex="bold"/>
    </style:style>
    <style:style style:name="MP4" style:family="paragraph" style:parent-style-name="Table_20_Contents">
      <style:text-properties style:font-name="Liberation Sans" fo:font-size="9pt" fo:font-weight="bold" officeooo:rsid="000e4662" officeooo:paragraph-rsid="00412abe" style:font-size-asian="9pt" style:font-weight-asian="bold" style:font-size-complex="9pt" style:font-weight-complex="bold"/>
    </style:style>
    <style:style style:name="MP5" style:family="paragraph" style:parent-style-name="Table_20_Contents">
      <style:text-properties style:font-name="Liberation Sans" fo:font-size="9pt" fo:font-weight="bold" officeooo:rsid="007ecb3a" officeooo:paragraph-rsid="007ecb3a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style:font-name="Liberation Sans" fo:font-size="9pt" officeooo:paragraph-rsid="00412abe" style:font-size-asian="9pt" style:font-size-complex="9pt"/>
    </style:style>
    <style:style style:name="MP7" style:family="paragraph" style:parent-style-name="Table_20_Contents"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MP8" style:family="paragraph" style:parent-style-name="Table_20_Contents">
      <style:text-properties style:font-name="Liberation Sans" fo:font-size="8pt" fo:font-weight="bold" officeooo:rsid="0052da7f" officeooo:paragraph-rsid="0052da7f" style:font-size-asian="8pt" style:font-weight-asian="bold" style:font-size-complex="8pt" style:font-weight-complex="bold"/>
    </style:style>
    <style:style style:name="MP9" style:family="paragraph" style:parent-style-name="Table_20_Contents">
      <style:text-properties style:font-name="Liberation Sans" fo:font-size="8pt" officeooo:paragraph-rsid="00328a4a" style:font-size-asian="8pt" style:font-size-complex="8pt"/>
    </style:style>
    <style:style style:name="MP10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MP11" style:family="paragraph" style:parent-style-name="Standard">
      <style:text-properties officeooo:paragraph-rsid="00412abe"/>
    </style:style>
    <style:style style:name="MT1" style:family="text">
      <style:text-properties officeooo:rsid="003bb094"/>
    </style:style>
    <style:style style:name="MT2" style:family="text">
      <style:text-properties officeooo:rsid="00820464"/>
    </style:style>
    <style:style style:name="MT3" style:family="text">
      <style:text-properties officeooo:rsid="00786f82"/>
    </style:style>
    <style:style style:name="MT4" style:family="text">
      <style:text-properties officeooo:rsid="006863b0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">Estado de cuenta por cliente</text:p>
            </table:table-cell>
            <table:covered-table-cell/>
            <table:covered-table-cell/>
          </table:table-row>
          <table:table-row table:style-name="Table4.2">
            <table:table-cell table:style-name="Table4.A1" office:value-type="string">
              <text:p text:style-name="MP2"><draw:frame draw:style-name="Mfr1" draw:name="Image2" text:anchor-type="paragraph" svg:width="1.1681in" svg:height="0.7126in" draw:z-index="0"><draw:image xlink:href="Pictures/1000020100000174000000E306D19CCAE3460CA0.png" xlink:type="simple" xlink:show="embed" xlink:actuate="onLoad"/></draw:frame></text:p>
            </table:table-cell>
            <table:table-cell table:style-name="Table4.A1" office:value-type="string">
              <text:p text:style-name="MP3">Empresa:<text:text-input text:description="&lt;data['form'].company_id[1] or ''&gt;">empresa</text:text-input></text:p>
              <text:p text:style-name="MP4"><text:span text:style-name="MT1">Cliente:</text:span><text:text-input text:description="&lt;data['form'].partner_id[1] or ''&gt;">nombre cliente</text:text-input></text:p>
              <text:p text:style-name="MP5">Fecha <text:span text:style-name="MT2">rango</text:span> :<text:text-input text:description="&lt;data['form'].date_ini or ''&gt;">fecha inicio</text:text-input> <text:s/>- <text:text-input text:description="&lt;data['form'].date_fin or ''&gt;">fecha final</text:text-input></text:p>
            </table:table-cell>
            <table:table-cell table:style-name="Table4.A1" office:value-type="string">
              <text:p text:style-name="MP6"><text:span text:style-name="MT3">Pagina : </text:span><text:page-number text:select-page="current">0</text:page-number>/<text:page-count>1</text:page-count></text:p>
            </table:table-cell>
          </table:table-row>
        </table:table>
        <table:table table:name="Table5" table:style-name="Table5">
          <table:table-column table:style-name="Table5.A" table:number-columns-repeated="9"/>
          <table:table-column table:style-name="Table5.J"/>
          <table:table-row>
            <table:table-cell table:style-name="Table5.A1" office:value-type="string">
              <text:p text:style-name="MP7">Factura</text:p>
            </table:table-cell>
            <table:table-cell table:style-name="Table5.A1" office:value-type="string">
              <text:p text:style-name="MP7">Fecha</text:p>
            </table:table-cell>
            <table:table-cell table:style-name="Table5.A1" office:value-type="string">
              <text:p text:style-name="MP7">Vence</text:p>
            </table:table-cell>
            <table:table-cell table:style-name="Table5.A1" office:value-type="string">
              <text:p text:style-name="MP8">Tipo credito</text:p>
            </table:table-cell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>T<text:span text:style-name="MT4">o</text:span>tal Fact.</text:p>
            </table:table-cell>
            <table:table-cell table:style-name="Table5.A1" office:value-type="string">
              <text:p text:style-name="MP7">Abonos</text:p>
            </table:table-cell>
            <table:table-cell table:style-name="Table5.A1" office:value-type="string">
              <text:p text:style-name="MP7">Saldo</text:p>
            </table:table-cell>
            <table:table-cell table:style-name="Table5.A1" office:value-type="string">
              <text:p text:style-name="MP9"/>
            </table:table-cell>
            <table:table-cell table:style-name="Table5.J1" office:value-type="string">
              <text:p text:style-name="MP9"/>
            </table:table-cell>
          </table:table-row>
          <table:table-row table:style-name="Table5.2"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  <text:p text:style-name="MP9"/>
            </table:table-cell>
            <table:table-cell table:style-name="Table5.A2" office:value-type="string">
              <text:p text:style-name="MP10">Cantidad</text:p>
            </table:table-cell>
            <table:table-cell table:style-name="Table5.A2" office:value-type="string">
              <text:p text:style-name="MP7">Precio Unit</text:p>
            </table:table-cell>
            <table:table-cell table:style-name="Table5.A2" office:value-type="string">
              <text:p text:style-name="MP7">Importe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52:35.891859467</meta:creation-date>
    <meta:editing-duration>P4DT20H49M57S</meta:editing-duration>
    <meta:editing-cycles>105</meta:editing-cycles>
    <meta:generator>LibreOffice/5.1.6.2$Linux_X86_64 LibreOffice_project/10m0$Build-2</meta:generator>
    <dc:date>2017-11-21T15:11:19.164199483</dc:date>
    <meta:document-statistic meta:table-count="6" meta:image-count="1" meta:object-count="0" meta:page-count="1" meta:paragraph-count="38" meta:word-count="145" meta:character-count="502" meta:non-whitespace-character-count="457"/>
  </office:meta>
</office:document-meta>
</file>